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2025-01-20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8008" calcext:value-type="float">
            <text:p>39.6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2024-01-05 22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2023-01-06 2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2022-01-06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2021-01-07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2020-01-05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2019-01-05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2018-01-05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2017-01-06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2016-01-05 14:51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2015-01-06 14:54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2014-01-07 19:00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2013-01-16 21:24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2012-01-23 17:17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2011-01-19 18:23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4984" calcext:value-type="float">
            <text:p>35.30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2010-01-20 20:09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4672" calcext:value-type="float">
            <text:p>35.09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2009-01-13 15:25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2272" calcext:value-type="float">
            <text:p>34.94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2008-01-04 16:19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2007-01-12 10:18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2006-01-08 23:11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2005-01-12 15:53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2004-01-06 21:33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2003-01-10 22:22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2002-01-08 18:58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2001-01-07 20:25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2001-01-06 22:11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2000-01-08 16:29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1999-01-07 17:09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1998-01-25 16:52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1998-01-08 15:00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1997-01-08 16:51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1996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199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199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199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199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199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199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198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198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198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1986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198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198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1981-08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198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099550801</text:p>
          </table:table-cell>
          <table:table-cell office:value-type="string" calcext:value-type="string">
            <text:p>1976-08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1" meta:object-count="0"/>
    <meta:user-defined meta:name="AppVersion">3.0</meta:user-defined>
  </office:meta>
</office:document-meta>
</file>